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Qué se pide?</text:span></text:p>
      <text:p text:style-name="Text_20_body">Antes de nada reflejaremos la sucesión de Fibonacci: 0, 1, 1, 2, 3, 5, 8, 13, 21, 34… Tienes mas información sobre esta interesante sucesión y su origen <text:a xlink:type="simple" xlink:href="https://es.wikipedia.org/wiki/Sucesión_de_Fibonacci" text:style-name="Internet_20_link" text:visited-style-name="Visited_20_Internet_20_Link">aquí</text:a></text:p>
      <text:p text:style-name="Text_20_body"><text:span text:style-name="Emphasis">1: Crea un script que genere la secuencia de Fibonacci</text:span></text:p>
      <text:p text:style-name="Text_20_body">Puedes usar cualquier lenguaje con el que estés familiarizado, pero te recomendados por facilidad y por el gran acceso a librerías de evaluación de software el lenguaje Python. Si aún no has programado en Python su inmersión te será sencilla y amigable.</text:p>
      <text:p text:style-name="Text_20_body">Llamaremos a este script fibo.py (en el caso en que estemos programando en python)</text:p>
      <text:p text:style-name="Text_20_body">Deberías de crear un programa con su estructura completa. Dentro de este programa crearemos una funciona llamada fibonacci.</text:p>
      <text:p text:style-name="Text_20_body"/>
      <text:p text:style-name="Text_20_body"/>
      <text:p text:style-name="Text_20_body"/>
      <text:p text:style-name="Text_20_body"><text:span text:style-name="Emphasis">2: Creación del programa principal</text:span></text:p>
      <text:p text:style-name="Text_20_body">Crearemos un programa principal donde definiremos una clase llamada Test donde probaremos nuestro software</text:p>
      <text:p text:style-name="Text_20_body">Importaremos la librería de testo de software en este caso unittest.</text:p>
      <text:p text:style-name="Text_20_body">Crearemos nuestra clase (del tipo unittest.TextCase)</text:p>
      <text:p text:style-name="Text_20_body">Dentro de esta clase definiremos una función (podemos llamarla como consideremos pero es recomendable un nombre ilustrativo)</text:p>
      <text:p text:style-name="Text_20_body">Dentro de la función reflejaremos el tipo de testeo que vamos a realizar. En este caso nuestro objetivo es verificar si la posición X de la sucesión de Fibonacci coincide con el resultado esperado, es decir, si coincide con la posición X que devuelve nuestro programa. Para ello, comprobamos que el quinto número de la sucesión, que es 3, coincide con el quinto número que devuelve nuestra secuencia. Para hacer esta comprobación usaremos el tipo de comprobación assertequal que comprueba si dos valores son iguales</text:p>
      <text:p text:style-name="Text_20_body">Mediante esta función comprobaremos si la posición quinta de nuestra función coincide con el valor esperado (el valor esperado es la quinta posición de la sucesión que es 3)</text:p>
      <text:p text:style-name="Text_20_body"/>
      <text:p text:style-name="Text_20_body"/>
      <text:p text:style-name="Text_20_body"/>
      <text:p text:style-name="Text_20_body"><text:span text:style-name="Emphasis">3: Verificación de software y pregunta final</text:span></text:p>
      <text:p text:style-name="Text_20_body">Ejecutaremos el programa final y verificaremos si realmente nuestro programa que calcula la sucesión de Fibonacci (fibo.py) se comporta como esperamos. Si el programa que comprueba el código detecta un error, nos reflejará que dato está esperando y que ha recibido. ¿Qué tipo de prueba hemos realizado?</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gl" fo:country="E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gl" fo:country="E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8T16:31:01.86</meta:creation-date>
    <dc:date>2023-11-13T21:03:11.544944232</dc:date>
    <meta:editing-duration>PT3M28S</meta:editing-duration>
    <meta:editing-cycles>2</meta:editing-cycles>
    <meta:generator>LibreOffice/7.3.7.2$Linux_X86_64 LibreOffice_project/30$Build-2</meta:generator>
    <meta:document-statistic meta:table-count="0" meta:image-count="0" meta:object-count="0" meta:page-count="1" meta:paragraph-count="15" meta:word-count="337" meta:character-count="2100" meta:non-whitespace-character-count="1778"/>
  </office:meta>
</office:document-meta>
</file>